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officeooo:rsid="00183fcf" officeooo:paragraph-rsid="00183fcf"/>
    </style:style>
    <style:style style:name="P4" style:family="paragraph" style:parent-style-name="Text_20_body">
      <style:paragraph-properties fo:margin-top="0cm" fo:margin-bottom="0cm" loext:contextual-spacing="false" fo:line-height="138%" style:writing-mode="lr-tb"/>
      <style:text-properties officeooo:rsid="00183fcf" officeooo:paragraph-rsid="0019efdc"/>
    </style:style>
    <style:style style:name="P5" style:family="paragraph" style:parent-style-name="Text_20_body">
      <style:paragraph-properties fo:margin-top="0cm" fo:margin-bottom="0cm" loext:contextual-spacing="false" fo:line-height="138%" style:writing-mode="lr-tb"/>
      <style:text-properties officeooo:rsid="0019efdc" officeooo:paragraph-rsid="0019efdc"/>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83fcf" officeooo:paragraph-rsid="00183fcf"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efdc" officeooo:paragraph-rsid="0019efdc"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efdc" officeooo:paragraph-rsid="00183fcf" style:text-blinking="false" fo:background-color="transparent"/>
    </style:style>
    <style:style style:name="T1" style:family="text">
      <style:text-properties officeooo:rsid="00183fcf"/>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9efdc"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9efdc"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19efdc" style:text-blinking="false" fo:background-color="transparent" loext:char-shading-value="0" style:font-weight-asian="bold" style:font-weight-complex="bold"/>
    </style:style>
    <style:style style:name="T7" style:family="text">
      <style:text-properties officeooo:rsid="0019efdc"/>
    </style:style>
    <style:style style:name="T8" style:family="text">
      <style:text-properties officeooo:rsid="001ab470"/>
    </style:style>
    <style:style style:name="T9" style:family="text">
      <style:text-properties officeooo:rsid="001bee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b158c16-7fff-adc5-a6f5-f062e3ef7850"/></text:p>
      <text:p text:style-name="P2">Projekt </text:p>
      <text:p text:style-name="P2">Pakiety Obliczeniowe</text:p>
      <text:p text:style-name="P2">Mateusz Górczany i Karol Szeliga</text:p>
      <text:p text:style-name="Text_20_body"/>
      <text:p text:style-name="P2">Apka transformatka</text:p>
      <text:p text:style-name="Text_20_body"/>
      <text:p text:style-name="P1">Aplikacja stworzona do tworzenia animacji rysowania obrazów za pomocą dyskretnej transformaty <text:span text:style-name="T7">F</text:span>ouriera.</text:p>
      <text:p text:style-name="Text_20_body"/>
      <text:p text:style-name="P1">Użytkownik wybiera zdjęcie do przerobienia w rysunek (lub wgrywa gotowe dane) i za pomocą jednego kliknięcia generuje animację rysowania obrazka za pomocą obracających się kółek połączonych promieniami.</text:p>
      <text:p text:style-name="Text_20_body"/>
      <text:p text:style-name="P1">1. Użytkownik wybiera zdjęcie</text:p>
      <text:p text:style-name="P1">Po kliknięciu wgraj zdjęcie można wybrać plik, który zostanie wgrany do programu. Aplikacja zbierze krawędzie obrazu za pomocą funkcji edge(). Powstałe piksele zostaną wgrane do zbioru xy w postaci x = [ wartość piksel1 na osi x,  wartość piksel2 na osi x, …], y = [ wartość piksel1 na osi y, wartość piksel2 na osi y, …],</text:p>
      <text:p text:style-name="Text_20_body"/>
      <text:p text:style-name="P1">Kolejność zapisania pikseli jest ważna, ponieważ transformata będzie zawsze rysować po kolei punkty ze zbioru xy, czyli warto zapisać bliskie siebie piksele po kolei, ponieważ zobaczymy wtedy płynnie obracające się koła, rysujące obraz, a nie chaotycznie przeskakujące okręgi stawiające kropki, jak drukarka, chociaż nie zawsze wygląda to gorzej.</text:p>
      <text:p text:style-name="Text_20_body"/>
      <text:p text:style-name="P1">2. Algorytmy zapisu obrazu</text:p>
      <text:p text:style-name="P1">W programie dostępne są trzy sposoby zbierania pikseli do xy (cords).</text:p>
      <text:p text:style-name="Text_20_body"/>
      <text:p text:style-name="P1">Pierwszy (LadowanieProste) przelatuje obraz po pionowych liniach od lewej strony i jeśli napotka piksel, zapisze go do xy.</text:p>
      <text:p text:style-name="Text_20_body"/>
      <text:p text:style-name="P1">Drugi(LadowanieSpiralne)  zaczynając od środka idzie po kwadratowej spirali i analogicznie do pierwszego zapisuje piksele. W przypadku nie kwadratowych obrazów zacznie od lewej, lub góry,i gdy zbierze maksymalny kwadrat dokończy pierwszym sposobem.</text:p>
      <text:p text:style-name="Text_20_body"/>
      <text:p text:style-name="P1"><text:soft-page-break/>Trzeci(LadowaniePoLinii) , najbardziej efektowny, zaczynając od środka szuka spiralą kwadratową pierwszego piksela. Jeśli go napotka, zapisuje go i następnego zaczyna szukać nową spiralą o środku w ostatnio znalezionym punkcie. Pojawia się problem wielokrotnego zapisu jednego piksela, więc przed każdym zapisem trzeba sprawdzić, czy dany piksel nie jest już w zbiorze. Oczywiście trzeba dodać odpowiednie ograniczenia, żeby po znalezieniu ostatniego piksela spirala się skończyła, kiedy będzie pewna, że przeszukała już cały obraz. </text:p>
      <text:p text:style-name="Text_20_body"/>
      <text:p text:style-name="P1">Transformata:</text:p>
      <text:p text:style-name="P1">Ma<text:span text:style-name="T7">ks</text:span>ymalna liczba pikseli <text:span text:style-name="T1">6000</text:span></text:p>
      <text:p text:style-name="P1"/>
      <text:p text:style-name="P1">Jak działa transformata?</text:p>
      <text:p text:style-name="P6">Punkty zamieniane są na liczby zespolone, następnie liczona jest dyskretna transformata Fouriera dla liczb zespolonych. Następnie dokonuje się obliczenia transformaty odwrotnej. Uzyskane w ten sposób macierze służą do namalowania okręgów, które zgodnie z zamysłem Fouriera, przybliżają daną krzywą. </text:p>
      <text:p text:style-name="P6"/>
      <text:p text:style-name="P6">Instrukcja:</text:p>
      <text:p text:style-name="P6">1. Wgrać obrazek <text:span text:style-name="T8">(png, jpeg, jpg)</text:span>.</text:p>
      <text:p text:style-name="P6">2. Wybrać sposób zebrania punktów.</text:p>
      <text:p text:style-name="P3"><text:span text:style-name="T2">3. Policzyć transforma</text:span><text:span text:style-name="T3">tę</text:span></text:p>
      <text:p text:style-name="P6">4. Narysować.</text:p>
      <text:p text:style-name="P3"><text:span text:style-name="T2">5. Można zrobić gif. </text:span><text:span text:style-name="T3">(Plik jest zapisywany </text:span><text:span text:style-name="T6">zawsze</text:span><text:span text:style-name="T3"> pod nazwą Animacja.gif, jeśli się jej nie zmieni, to </text:span><text:span text:style-name="T6">nadpisze </text:span><text:span text:style-name="T3">wcześniejszy plik!)</text:span></text:p>
      <text:p text:style-name="P3"><text:span text:style-name="T2">6. Opcja „linia” generuje linię (</text:span><text:span text:style-name="T3">domyślnie </text:span><text:span text:style-name="T2">są kropki).</text:span></text:p>
      <text:p text:style-name="P6"/>
      <text:p text:style-name="P6">Dane:</text:p>
      <text:p text:style-name="P6">1. Wgrać dane <text:span text:style-name="T9">(.txt)</text:span>.</text:p>
      <text:p text:style-name="P6">2. Narysować.</text:p>
      <text:p text:style-name="P6">3. Można zrobić gifa.</text:p>
      <text:p text:style-name="P6">4. Opcja linia…</text:p>
      <text:p text:style-name="P6"/>
      <text:p text:style-name="P7">Można ustawić </text:p>
      <text:p text:style-name="P7">-offset → jak daleko od krawędzi będzie obrazek</text:p>
      <text:p text:style-name="P7">-pauzę → jak szybko obrazek będzie rysowany</text:p>
      <text:p text:style-name="P6"/>
      <text:p text:style-name="P7">Koła są generowane, gdy licznik kół jest mniejszy niż 1500. Powyżej rysowany jest sam promień. </text:p>
      <text:p text:style-name="P7"/>
      <text:p text:style-name="P6"/>
      <text:p text:style-name="P6"><text:soft-page-break/>Do wygenerowania danych – Polski i świata posłużył program:</text:p>
      <text:p text:style-name="P3"><text:a xlink:type="simple" xlink:href="https://it.mathworks.com/matlabcentral/fileexchange/72225-load-svg-into-your-matlab-code?focused=8e3809a2-1855-4c24-bc90-52e2b0b35846&amp;tab=function" text:style-name="Internet_20_link" text:visited-style-name="Visited_20_Internet_20_Link"><text:span text:style-name="T2">https://it.mathworks.com/matlabcentral/fileexchange/72225-load-svg-into-your-matlab-code?focused=8e3809a2-1855-4c24-bc90-52e2b0b35846&amp;tab=function</text:span></text:a></text:p>
      <text:p text:style-name="P4"><text:span text:style-name="T2">Użyto go </text:span><text:span text:style-name="T6">tylko </text:span><text:span text:style-name="T4">do </text:span><text:span text:style-name="T3">wygenerowania punktów. </text:span><text:span text:style-name="T6">Nie ma</text:span><text:span text:style-name="T3"> on zastosowania w programie.</text:span></text:p>
      <text:p text:style-name="P7"/>
      <text:p text:style-name="P7">Obrazki zostały pobrane z internetu. </text:p>
      <text:p text:style-name="P8"/>
      <text:p text:style-name="P5"><text:span text:style-name="T2"><text:tab/><text:tab/><text:tab/><text:tab/><text:tab/><text:tab/><text:tab/></text:span><text:span text:style-name="T5">KONIEC</text:span></text:p>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2T17:19:18.565397420</meta:creation-date>
    <dc:date>2020-02-02T17:43:24.012819193</dc:date>
    <meta:editing-duration>PT8M53S</meta:editing-duration>
    <meta:editing-cycles>3</meta:editing-cycles>
    <meta:generator>LibreOffice/6.3.4.2$Linux_X86_64 LibreOffice_project/30$Build-2</meta:generator>
    <meta:document-statistic meta:table-count="0" meta:image-count="0" meta:object-count="0" meta:page-count="3" meta:paragraph-count="39" meta:word-count="457" meta:character-count="3350" meta:non-whitespace-character-count="2916"/>
  </office:meta>
</office:document-meta>
</file>